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starting to do some
pretty bold thing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 office:value-type="string">
            <text:p>Just when are these demons going to
leave us alone, you know?</text:p>
          </table:table-cell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 office:value-type="string">
            <text:p>The merchant girl is pretty cute, huh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 office:value-type="string">
            <text:p>I'm talking about that kind of, you
know, “Howaan～” side of her.</text:p>
          </table:table-cell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'til a little while
ago, but I could've been abducted if I wasn't
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
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 office:value-type="string">
            <text:p>When you get to my age, you just can't move
the way you want to.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do the royal army think they're doing?!
They need to beat up that nasty bandit gang,
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ose nasty monsters, already!</text:p>
          </table:table-cell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 office:value-type="string">
            <text:p>Uuu, i-it's already getting really bad...</text:p>
          </table:table-cell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 office:value-type="string">
            <text:p>I've gotta find somewhere to use “that”, and
fast... uuu, I'm gonna leak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